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 " svg:font-family="Arial" style:font-family-generic="swiss"/>
    <style:font-face style:name="Noto Sans CJK JP Light" svg:font-family="'Noto Sans CJK JP Light'" style:font-family-generic="modern" style:font-pitch="fixed"/>
    <style:font-face style:name="Noto Sans Mono" svg:font-family="'Noto Sans Mono'" style:font-family-generic="modern" style:font-pitch="fixed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 Narrow" svg:font-family="'Arial Narrow'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25.479cm" fo:margin-left="0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10.05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eaf3fb" fo:padding="0.176cm" fo:border="0.035cm solid #000000">
        <style:background-image/>
      </style:table-cell-properties>
    </style:style>
    <style:style style:name="Table1.A2" style:family="table-cell">
      <style:table-cell-properties style:vertical-align="" fo:padding="0.176cm" fo:border="0.035cm solid #000000"/>
    </style:style>
    <style:style style:name="Table1.C2" style:family="table-cell" style:data-style-name="N37">
      <style:table-cell-properties style:vertical-align="" fo:padding="0.176cm" fo:border="0.035cm solid #000000"/>
    </style:style>
    <style:style style:name="Table2" style:family="table">
      <style:table-properties style:width="24.532cm" fo:margin-left="0.053cm" fo:margin-right="0.035cm" fo:margin-top="0cm" fo:margin-bottom="0cm" table:align="margins"/>
    </style:style>
    <style:style style:name="Table2.A" style:family="table-column">
      <style:table-column-properties style:column-width="4.814cm" style:rel-column-width="2729*"/>
    </style:style>
    <style:style style:name="Table2.B" style:family="table-column">
      <style:table-column-properties style:column-width="4.498cm" style:rel-column-width="2550*"/>
    </style:style>
    <style:style style:name="Table2.C" style:family="table-column">
      <style:table-column-properties style:column-width="4.26cm" style:rel-column-width="2415*"/>
    </style:style>
    <style:style style:name="Table2.D" style:family="table-column">
      <style:table-column-properties style:column-width="5.239cm" style:rel-column-width="2970*"/>
    </style:style>
    <style:style style:name="Table2.E" style:family="table-column">
      <style:table-column-properties style:column-width="5.722cm" style:rel-column-width="3244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background-color="#eaf3fb" fo:padding="0.176cm" fo:border="0.035cm solid #000000">
        <style:background-image/>
      </style:table-cell-properties>
    </style:style>
    <style:style style:name="Table2.A2" style:family="table-cell">
      <style:table-cell-properties style:vertical-align="" fo:padding="0.176cm" fo:border="0.035cm solid #000000"/>
    </style:style>
    <style:style style:name="Table2.4" style:family="table-row">
      <style:table-row-properties style:min-row-height="3.611cm" style:keep-together="true" fo:keep-together="auto"/>
    </style:style>
    <style:style style:name="Table2.A4" style:family="table-cell">
      <style:table-cell-properties style:vertical-align="" fo:padding="0.176cm" fo:border-left="0.035cm solid #000000" fo:border-right="0.035cm solid #000000" fo:border-top="none" fo:border-bottom="0.035cm solid #000000"/>
    </style:style>
    <style:style style:name="Tableau1" style:family="table">
      <style:table-properties style:width="24.638cm" fo:margin-left="0cm" fo:margin-right="-0.018cm" table:align="margins"/>
    </style:style>
    <style:style style:name="Tableau1.A" style:family="table-column">
      <style:table-column-properties style:column-width="4.923cm" style:rel-column-width="2791*"/>
    </style:style>
    <style:style style:name="Tableau1.B" style:family="table-column">
      <style:table-column-properties style:column-width="4.925cm" style:rel-column-width="2792*"/>
    </style:style>
    <style:style style:name="Tableau1.E" style:family="table-column">
      <style:table-column-properties style:column-width="4.942cm" style:rel-column-width="280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24.62cm" table:align="margins"/>
    </style:style>
    <style:style style:name="Tableau2.A" style:family="table-column">
      <style:table-column-properties style:column-width="4.925cm" style:rel-column-width="1310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E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3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4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style:font-name-asian="Montserrat1" style:font-size-asian="14pt" style:font-name-complex="Montserrat1" style:font-size-complex="14pt"/>
    </style:style>
    <style:style style:name="P6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8" style:family="paragraph" style:parent-style-name="Standard">
      <style:paragraph-properties loext:contextual-spacing="false" fo:margin-top="0.353cm" fo:margin-bottom="0cm" fo:line-height="100%"/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P9" style:family="paragraph" style:parent-style-name="Standard">
      <style:paragraph-properties loext:contextual-spacing="false" fo:margin-top="0.353cm" fo:margin-bottom="0cm" fo:line-height="100%"/>
    </style:style>
    <style:style style:name="P10" style:family="paragraph" style:parent-style-name="Standard">
      <style:paragraph-properties loext:contextual-spacing="false" fo:margin-top="0.353cm" fo:margin-bottom="0cm" fo:line-height="100%" fo:orphans="0" fo:widows="0">
        <style:tab-stops>
          <style:tab-stop style:position="24.619cm" style:type="right"/>
        </style:tab-stops>
      </style:paragraph-properties>
    </style:style>
    <style:style style:name="P11" style:family="paragraph" style:parent-style-name="Standard">
      <style:paragraph-properties loext:contextual-spacing="false" fo:margin-left="0cm" fo:margin-right="0cm" fo:margin-top="0.353cm" fo:margin-bottom="0cm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12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3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5" style:family="paragraph" style:parent-style-name="Text_20_body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6" style:family="paragraph" style:parent-style-name="Standard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7" style:family="paragraph" style:parent-style-name="Heading_20_3">
      <style:paragraph-properties fo:margin-top="0cm" fo:margin-bottom="0.499cm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text-properties style:font-name="Arial Narrow" fo:font-size="11pt" style:font-name-asian="Montserrat1" style:font-size-asian="11pt" style:font-name-complex="Montserrat1" style:font-size-complex="11pt"/>
    </style:style>
    <style:style style:name="P20" style:family="paragraph" style:parent-style-name="Table_20_Contents">
      <style:text-properties style:font-name="Arial " fo:font-size="11pt" style:font-name-asian="Montserrat1" style:font-size-asian="11pt" style:font-name-complex="Montserrat1" style:font-size-complex="11pt"/>
    </style:style>
    <style:style style:name="P21" style:family="paragraph" style:parent-style-name="Heading_20_2" style:list-style-name="WWNum3"/>
    <style:style style:name="P22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23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P24" style:family="paragraph" style:parent-style-name="Heading_20_3">
      <style:paragraph-properties fo:margin-left="1.27cm" fo:margin-right="0cm" fo:text-indent="-0.635cm" style:auto-text-indent="false"/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25" style:family="paragraph" style:parent-style-name="Title" style:master-page-name="Standard">
      <style:paragraph-properties loext:contextual-spacing="false" fo:margin-top="0cm" fo:margin-bottom="0cm" fo:line-height="100%" fo:text-align="center" style:justify-single-word="false" fo:orphans="0" fo:widows="0" style:page-number="1"/>
      <style:text-properties style:font-name="Montserrat" style:font-name-asian="Montserrat1" style:font-name-complex="Montserrat1"/>
    </style:style>
    <style:style style:name="P26" style:family="paragraph" style:parent-style-name="Text_20_body" style:list-style-name="L1"/>
    <style:style style:name="P27" style:family="paragraph" style:parent-style-name="Text_20_body" style:list-style-name="L2"/>
    <style:style style:name="P28" style:family="paragraph" style:parent-style-name="Text_20_body" style:list-style-name="L3"/>
    <style:style style:name="P29" style:family="paragraph" style:parent-style-name="Text_20_body" style:list-style-name="L4"/>
    <style:style style:name="P30" style:family="paragraph" style:parent-style-name="Text_20_body" style:list-style-name="L5"/>
    <style:style style:name="P31" style:family="paragraph" style:parent-style-name="Text_20_body" style:list-style-name="L6"/>
    <style:style style:name="P32" style:family="paragraph" style:parent-style-name="Text_20_body" style:list-style-name="L7"/>
    <style:style style:name="P33" style:family="paragraph" style:parent-style-name="Text_20_body" style:list-style-name="L8"/>
    <style:style style:name="P34" style:family="paragraph" style:parent-style-name="Text_20_body" style:list-style-name="L9"/>
    <style:style style:name="P35" style:family="paragraph" style:parent-style-name="Text_20_body" style:list-style-name="L10"/>
    <style:style style:name="P36" style:family="paragraph" style:parent-style-name="Text_20_body" style:list-style-name="L11"/>
    <style:style style:name="P37" style:family="paragraph" style:parent-style-name="Text_20_body" style:list-style-name="L12"/>
    <style:style style:name="P38" style:family="paragraph" style:parent-style-name="Text_20_body" style:list-style-name="L13"/>
    <style:style style:name="P39" style:family="paragraph" style:parent-style-name="Text_20_body" style:list-style-name="L14"/>
    <style:style style:name="P40" style:family="paragraph" style:parent-style-name="Text_20_body" style:list-style-name="L15"/>
    <style:style style:name="P41" style:family="paragraph" style:parent-style-name="Text_20_body" style:list-style-name="WWNum6">
      <style:paragraph-properties fo:margin-left="0.635cm" fo:margin-right="0cm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2" style:family="paragraph" style:parent-style-name="Text_20_body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3" style:family="paragraph" style:parent-style-name="Text_20_body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4" style:family="paragraph" style:parent-style-name="Standard">
      <style:paragraph-properties fo:text-align="start" style:justify-single-word="false"/>
    </style:style>
    <style:style style:name="P45" style:family="paragraph" style:parent-style-name="Standard">
      <style:paragraph-properties fo:line-height="100%" fo:orphans="0" fo:widows="0"/>
    </style:style>
    <style:style style:name="P46" style:family="paragraph" style:parent-style-name="Standard">
      <style:paragraph-properties fo:line-height="100%" fo:orphans="0" fo:widows="0"/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47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48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49" style:family="paragraph" style:parent-style-name="Standard">
      <style:paragraph-properties fo:line-height="100%" fo:orphans="0" fo:widows="0"/>
      <style:text-properties fo:color="#2c3338" style:font-name="Montserrat" fo:font-size="12pt" fo:font-style="italic" fo:background-color="#ffffff" style:font-name-asian="Montserrat1" style:font-size-asian="12pt" style:font-style-asian="italic" style:font-name-complex="Montserrat1" style:font-size-complex="12pt"/>
    </style:style>
    <style:style style:name="P50" style:family="paragraph" style:parent-style-name="Standard"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P51" style:family="paragraph" style:parent-style-name="Standard">
      <style:paragraph-properties fo:margin-left="1.27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2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3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4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5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6" style:family="paragraph" style:parent-style-name="Standard">
      <style:paragraph-properties fo:margin-left="1.27cm" fo:margin-right="0cm" fo:text-indent="-0.635cm" style:auto-text-indent="false"/>
      <style:text-properties style:font-name="Montserrat" fo:font-size="14pt" fo:font-style="italic" fo:font-weight="bold" style:font-name-asian="Montserrat1" style:font-size-asian="14pt" style:font-style-asian="italic" style:font-weight-asian="bold" style:font-name-complex="Montserrat1" style:font-size-complex="14pt" style:font-weight-complex="bold"/>
    </style:style>
    <style:style style:name="P57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</style:style>
    <style:style style:name="P58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</style:style>
    <style:style style:name="P59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</style:style>
    <style:style style:name="P60" style:family="paragraph" style:parent-style-name="Standard" style:list-style-name="WWNum1">
      <style:paragraph-properties fo:margin-left="0.635cm" fo:margin-right="0cm" fo:line-height="115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61" style:family="paragraph" style:parent-style-name="Standard">
      <style:paragraph-properties fo:margin-left="1.27cm" fo:margin-right="0cm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T1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" style:family="text">
      <style:text-properties fo:color="#000000" style:font-name="Montserrat" fo:font-size="12pt" style:text-underline-style="none" style:font-name-asian="Montserrat1" style:font-size-asian="12pt" style:font-name-complex="Montserrat1" style:font-size-complex="12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1jgtpi0w9ri"/><text:span text:style-name="T5">Spécifications techniques</text:span></text:p>
      <text:p text:style-name="P5">Quenta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Version</text:p>
          </table:table-cell>
          <table:table-cell table:style-name="Table1.A1" office:value-type="string">
            <text:p text:style-name="P3">Auteur</text:p>
          </table:table-cell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Approbation </text:p>
          </table:table-cell>
        </table:table-row>
        <table:table-row table:style-name="Table1.1">
          <table:table-cell table:style-name="Table1.A2" office:value-type="string">
            <text:p text:style-name="P4">1.0</text:p>
          </table:table-cell>
          <table:table-cell table:style-name="Table1.A2" office:value-type="string">
            <text:p text:style-name="P4">Boulyou Mohamed</text:p>
          </table:table-cell>
          <table:table-cell table:style-name="Table1.C2" office:value-type="date" office:date-value="2025-05-29">
            <text:p text:style-name="P4">29/05/25</text:p>
          </table:table-cell>
          <table:table-cell table:style-name="Table1.A2" office:value-type="string">
            <text:p text:style-name="P4">Soufiane,Webgencia</text:p>
          </table:table-cell>
        </table:table-row>
      </table:table>
      <text:p text:style-name="P2"/>
      <text:p text:style-name="P9">Sommaire :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0"><text:a xlink:type="simple" xlink:href="#_409jm82qlgst" text:style-name="Index_20_Link" text:visited-style-name="Index_20_Link"><text:span text:style-name="T2">I. Choix technologiques<text:tab/></text:span></text:a><text:span text:style-name="T1">2</text:span></text:p>
          <text:p text:style-name="P10"><text:a xlink:type="simple" xlink:href="#_ex0md8td8283" text:style-name="Index_20_Link" text:visited-style-name="Index_20_Link"><text:span text:style-name="T2">II. Liens avec le back-end<text:tab/></text:span></text:a><text:span text:style-name="T1">3</text:span></text:p>
          <text:p text:style-name="P11"><text:a xlink:type="simple" xlink:href="#_a61v3uh5vs19" text:style-name="Index_20_Link" text:visited-style-name="Index_20_Link"><text:span text:style-name="T2">III. Préconisations concernant le domaine et l’hébergement<text:tab/></text:span></text:a><text:span text:style-name="T1">3</text:span></text:p>
          <text:p text:style-name="P10"><text:a xlink:type="simple" xlink:href="#_n56najuvb5ys" text:style-name="Index_20_Link" text:visited-style-name="Index_20_Link"><text:span text:style-name="T2">IV. Accessibilité<text:tab/></text:span></text:a><text:span text:style-name="T1">3</text:span></text:p>
          <text:p text:style-name="P10"><text:a xlink:type="simple" xlink:href="#_l80x4g9stizp" text:style-name="Index_20_Link" text:visited-style-name="Index_20_Link"><text:span text:style-name="T2">V. Recommandations en termes de sécurité<text:tab/></text:span></text:a><text:span text:style-name="T1">3</text:span></text:p>
          <text:p text:style-name="P10"><text:a xlink:type="simple" xlink:href="#_vbbknpfyus5o" text:style-name="Index_20_Link" text:visited-style-name="Index_20_Link"><text:span text:style-name="T2">VI. Maintenance du site et futures mises à jour<text:tab/></text:span></text:a><text:span text:style-name="T1">4</text:span></text:p>
        </text:index-body>
      </text:table-of-content>
      <text:p text:style-name="P8"/>
      <text:p text:style-name="P50"/>
      <text:p text:style-name="P50"/>
      <text:list xml:id="list4394298156694346555" text:style-name="WWNum3">
        <text:list-item>
          <text:p text:style-name="P21"><text:bookmark text:name="_409jm82qlgst"/><text:soft-page-break/>Choix technologiques</text:p>
        </text:list-item>
      </text:list>
      <text:p text:style-name="P3"/>
      <text:list xml:id="list6835847834090207528" text:style-name="WWNum4">
        <text:list-item>
          <text:p text:style-name="P52"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">Besoin </text:p>
          </table:table-cell>
          <table:table-cell table:style-name="Table2.A1" office:value-type="string">
            <text:p text:style-name="P6">Contraintes</text:p>
          </table:table-cell>
          <table:table-cell table:style-name="Table2.A1" office:value-type="string">
            <text:p text:style-name="P6">Solution</text:p>
          </table:table-cell>
          <table:table-cell table:style-name="Table2.A1" office:value-type="string">
            <text:p text:style-name="P6">Description de la solution</text:p>
          </table:table-cell>
          <table:table-cell table:style-name="Table2.A1" office:value-type="string">
            <text:p text:style-name="P6">Justification (2 argument</text:p>
          </table:table-cell>
        </table:table-row>
        <table:table-row table:style-name="Table2.1">
          <table:table-cell table:style-name="Table2.A2" office:value-type="string">
            <text:p text:style-name="P46">Création d'une modal de connexion</text:p>
          </table:table-cell>
          <table:table-cell table:style-name="Table2.A2" office:value-type="string">
            <text:p text:style-name="P46">La connexion doit être possible directement depuis la page d’accueil</text:p>
          </table:table-cell>
          <table:table-cell table:style-name="Table2.A2" office:value-type="string">
            <text:p text:style-name="P46"><text:span text:style-name="Source_20_Text">React-modal</text:span></text:p>
          </table:table-cell>
          <table:table-cell table:style-name="Table2.A2" office:value-type="string">
            <text:p text:style-name="P49">Utilisation de la librairie <text:span text:style-name="Source_20_Text">react-modal</text:span> pour afficher une fenêtre de connexion sans recharger la page</text:p>
          </table:table-cell>
          <table:table-cell table:style-name="Table2.A2" office:value-type="string">
            <text:p text:style-name="P46">- Expérience utilisateur fluide<text:line-break/>- Bibliothèque populaire et facile à intégrer dans React</text:p>
          </table:table-cell>
        </table:table-row>
        <table:table-row table:style-name="Table2.1">
          <table:table-cell table:style-name="Table2.A2" office:value-type="string">
            <text:p text:style-name="P1">Création d'une page de connexion</text:p>
          </table:table-cell>
          <table:table-cell table:style-name="Table2.A2" office:value-type="string">
            <text:p text:style-name="P1">L’utilisateur doit pouvoir accéder à un formulaire de connexion complet</text:p>
          </table:table-cell>
          <table:table-cell table:style-name="Table2.A2" office:value-type="string">
            <text:p text:style-name="P1"><text:span text:style-name="Source_20_Text">React + SCSS</text:span></text:p>
          </table:table-cell>
          <table:table-cell table:style-name="Table2.A2" office:value-type="string">
            <text:p text:style-name="P1">Page <text:span text:style-name="Source_20_Text">/login</text:span> avec un formulaire stylisé (SCSS) qui utilise <text:span text:style-name="Source_20_Text">useState</text:span> pour gérer les champs email/mot de passe</text:p>
          </table:table-cell>
          <table:table-cell table:style-name="Table2.A2" office:value-type="string">
            <text:p text:style-name="P1">- Permet une séparation claire des routes<text:line-break/>- Facilement personnalisable et maintenable</text:p>
          </table:table-cell>
        </table:table-row>
        <table:table-row table:style-name="Table2.4">
          <table:table-cell table:style-name="Table2.A4" office:value-type="string">
            <text:p text:style-name="P1">Connexion au compte utilisateur</text:p>
          </table:table-cell>
          <table:table-cell table:style-name="Table2.A4" office:value-type="string">
            <text:p text:style-name="P1">Validation des identifiants, sécurité, retour visuel</text:p>
          </table:table-cell>
          <table:table-cell table:style-name="Table2.A4" office:value-type="string">
            <text:p text:style-name="P1">Node.js + MongoDB</text:p>
          </table:table-cell>
          <table:table-cell table:style-name="Table2.A4" office:value-type="string">
            <text:p text:style-name="P1">L’API backend vérifie les identifiants via une requête POST, avec hash de mot de passe (bcrypt) et token JWT en réponse</text:p>
          </table:table-cell>
          <table:table-cell table:style-name="Table2.A4" office:value-type="string">
            <text:p text:style-name="P1">- Sécurité renforcée côté serveur<text:line-break/>- Réutilisation du même langage (JavaScript) sur toute la stack</text:p>
          </table:table-cell>
        </table:table-row>
      </table:table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E"/>
        <text:soft-page-break/>
        <table:table-row>
          <table:table-cell table:style-name="Tableau1.A1" office:value-type="string">
            <text:p text:style-name="P20">Envoi d’un email de confirmation</text:p>
          </table:table-cell>
          <table:table-cell table:style-name="Tableau1.A1" office:value-type="string">
            <text:p text:style-name="P20">Le client reçoit un message après sa connexion ou commande</text:p>
          </table:table-cell>
          <table:table-cell table:style-name="Tableau1.A1" office:value-type="string">
            <text:p text:style-name="P20">Node.js + Nodemailer</text:p>
          </table:table-cell>
          <table:table-cell table:style-name="Tableau1.A1" office:value-type="string">
            <text:p text:style-name="P20">Envoi automatique d’un mail depuis le backend après la réussite de la connexion ou de l'action</text:p>
          </table:table-cell>
          <table:table-cell table:style-name="Tableau1.E1" office:value-type="string">
            <text:p text:style-name="P20">- Nodemailer simple à intégrer avec Node<text:line-break/>- Améliore la confiance du client</text:p>
          </table:table-cell>
        </table:table-row>
        <table:table-row>
          <table:table-cell table:style-name="Tableau1.A2" office:value-type="string">
            <text:p text:style-name="P20">Gestion des états (connexion/échec)</text:p>
          </table:table-cell>
          <table:table-cell table:style-name="Tableau1.A2" office:value-type="string">
            <text:p text:style-name="P20">Afficher des messages selon les étapes (chargement, succès, erreur)</text:p>
          </table:table-cell>
          <table:table-cell table:style-name="Tableau1.A2" office:value-type="string">
            <text:p text:style-name="P20">React (useState / useReducer)</text:p>
          </table:table-cell>
          <table:table-cell table:style-name="Tableau1.A2" office:value-type="string">
            <text:p text:style-name="P20">Les composants React affichent dynamiquement les statuts : "Connexion réussie", "Erreur", etc.</text:p>
          </table:table-cell>
          <table:table-cell table:style-name="Tableau1.E2" office:value-type="string">
            <text:p text:style-name="P20">- Pas besoin de Redux au début<text:line-break/>- Suffisant pour une application de petite à moyenne taille</text:p>
          </table:table-cell>
        </table:table-row>
      </table:table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19">Stockage des utilisateurs</text:p>
          </table:table-cell>
          <table:table-cell table:style-name="Tableau2.A1" office:value-type="string">
            <text:p text:style-name="P19">Les utilisateurs doivent être enregistrés et retrouvés facilement</text:p>
          </table:table-cell>
          <table:table-cell table:style-name="Tableau2.A1" office:value-type="string">
            <text:p text:style-name="P19">MongoDB</text:p>
          </table:table-cell>
          <table:table-cell table:style-name="Tableau2.A1" office:value-type="string">
            <text:p text:style-name="P19">Base NoSQL qui stocke les données sous forme de documents, idéale pour les utilisateurs et commandes</text:p>
          </table:table-cell>
          <table:table-cell table:style-name="Tableau2.E1" office:value-type="string">
            <text:p text:style-name="P19">- Flexibilité des données<text:line-break/>- Facile à connecter avec Node via Mongoose</text:p>
          </table:table-cell>
        </table:table-row>
        <table:table-row>
          <table:table-cell table:style-name="Tableau2.A2" office:value-type="string">
            <text:p text:style-name="P19">Style responsive et moderne</text:p>
          </table:table-cell>
          <table:table-cell table:style-name="Tableau2.A2" office:value-type="string">
            <text:p text:style-name="P19">Interface claire, moderne, adaptée à tous les écrans</text:p>
          </table:table-cell>
          <table:table-cell table:style-name="Tableau2.A2" office:value-type="string">
            <text:p text:style-name="P19">SCSS + Flexbox/Grid</text:p>
          </table:table-cell>
          <table:table-cell table:style-name="Tableau2.A2" office:value-type="string">
            <text:p text:style-name="P19">Utilisation de SCSS pour des styles modulaires, responsive avec Flexbox ou Grid selon les sections</text:p>
          </table:table-cell>
          <table:table-cell table:style-name="Tableau2.E2" office:value-type="string">
            <text:p text:style-name="P19">- SCSS offre une bonne lisibilité du code<text:line-break/>- Gestion facile des médias queries pour mobile/tablette/desktop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list xml:id="list941991403" text:continue-list="list4394298156694346555" text:style-name="WWNum3">
        <text:list-item>
          <text:p text:style-name="P22"><text:bookmark text:name="_ex0md8td8283"/><text:soft-page-break/>Liens avec le back-end </text:p>
        </text:list-item>
      </text:list>
      <text:p text:style-name="P4"/>
      <text:p text:style-name="P51">Quel langage pour le serveur ? <text:s/></text:p>
      <text:p text:style-name="P56">NodeJs</text:p>
      <text:p text:style-name="P24">Pourquoi choisir Node.js ? </text:p>
      <text:list xml:id="list2848830259768153403" text:style-name="L1">
        <text:list-item>
          <text:p text:style-name="P26"><text:span text:style-name="Strong_20_Emphasis">Rapidité de développement</text:span> : Node.js permet de lancer rapidement des fonctionnalités backend grâce à son écosystème mature, réduisant ainsi le time-to-market.</text:p>
        </text:list-item>
        <text:list-item>
          <text:p text:style-name="P26"><text:span text:style-name="Strong_20_Emphasis">Réduction des coûts</text:span> : utiliser JavaScript à la fois côté frontend et backend simplifie le recrutement et la maintenance, diminuant les coûts opérationnels.</text:p>
        </text:list-item>
        <text:list-item>
          <text:p text:style-name="P26"><text:span text:style-name="Strong_20_Emphasis">Performance et scalabilité</text:span> : Node.js gère efficacement les connexions simultanées, garantissant une expérience utilisateur fluide même en cas de forte croissance.</text:p>
        </text:list-item>
        <text:list-item>
          <text:p text:style-name="P26"><text:span text:style-name="Strong_20_Emphasis">Flexibilité et intégration</text:span> : sa compatibilité avec de nombreux services (comme l’envoi d’emails avec Nodemailer) facilite l’ajout rapide de nouvelles fonctionnalités sans alourdir le projet.</text:p>
        </text:list-item>
        <text:list-item>
          <text:p text:style-name="P26"><text:span text:style-name="Strong_20_Emphasis">Adoption par l’industrie</text:span> : Node.js est largement utilisé par des entreprises innovantes, assurant pérennité et sécurité pour le projet.</text:p>
        </text:list-item>
      </text:list>
      <text:list xml:id="list5854626976962785217" text:style-name="WWNum6">
        <text:list-item>
          <text:p text:style-name="P53">A-t-on besoin d’une API ? </text:p>
          <text:p text:style-name="P41"><text:span text:style-name="Strong_20_Emphasis"><text:s text:c="2"/>API REST avec Node.js / Express.js</text:span> pour :</text:p>
        </text:list-item>
        <text:list-item text:style-override="L2">
          <text:p text:style-name="P27">Gérer les <text:span text:style-name="Strong_20_Emphasis">commandes clients</text:span> (création, modification, consultation).</text:p>
        </text:list-item>
        <text:list-item text:style-override="L2">
          <text:p text:style-name="P27">Gérer les <text:span text:style-name="Strong_20_Emphasis">menus et plats</text:span> (ajout, mise à jour, suppression).</text:p>
        </text:list-item>
        <text:list-item text:style-override="L2">
          <text:p text:style-name="P27">Gérer les <text:span text:style-name="Strong_20_Emphasis">utilisateurs</text:span> (clients, employés, administrateurs) et leur authentification.</text:p>
        </text:list-item>
        <text:list-item text:style-override="L2">
          <text:p text:style-name="P27">Envoyer des <text:span text:style-name="Strong_20_Emphasis">notifications par email</text:span> (confirmation de commande, suivi, promotions) via Nodemailer.</text:p>
        </text:list-item>
        <text:list-item text:style-override="L2">
          <text:p text:style-name="P27">Traiter les <text:span text:style-name="Strong_20_Emphasis">paiements</text:span> et la <text:span text:style-name="Strong_20_Emphasis">gestion des stocks</text:span> si besoin.</text:p>
        </text:list-item>
        <text:list-item>
          <text:p text:style-name="P53"><text:soft-page-break/>Base de données choisie : </text:p>
          <text:p text:style-name="P53">Nous avons retenu MongoDB. il s'agit d'une base de données,gratuite qui offre des performances élevées et une grande flexibilité de stockage de données, ce qui le rend facile a comprendre et a utiliser.<text:line-break/></text:p>
        </text:list-item>
      </text:list>
      <text:list xml:id="list661823168" text:continue-list="list941991403" text:style-name="WWNum3">
        <text:list-item>
          <text:p text:style-name="P21"><text:bookmark text:name="_a61v3uh5vs19"/>Préconisations concernant le domaine et l’hébergement</text:p>
        </text:list-item>
      </text:list>
      <text:p text:style-name="P4"/>
      <text:list xml:id="list3096332750267267951" text:style-name="WWNum7">
        <text:list-item>
          <text:p text:style-name="P42">Choisir un nom de domaine simple, mémorable et représentatif du restaurant ou de la marque (exemple : quenta.print<text:span text:style-name="Strong_20_Emphasis">.com</text:span> ou <text:span text:style-name="Strong_20_Emphasis">.fr</text:span>).</text:p>
        </text:list-item>
        <text:list-item text:style-override="L3">
          <text:p text:style-name="P28">Vérifier la disponibilité auprès d’un bureau d’enregistrement (Registrar) reconnu (ex : OVH, Gandi, Namecheap).</text:p>
        </text:list-item>
        <text:list-item text:style-override="L4">
          <text:p text:style-name="P29">Penser à sécuriser les extensions principales (.com, .fr) pour protéger la marque.</text:p>
          <text:p text:style-name="P54"/>
        </text:list-item>
        <text:list-item>
          <text:p text:style-name="P42">Opter pour un hébergement fiable, performant et adapté au trafic estimé :</text:p>
        </text:list-item>
        <text:list-item text:style-override="L5">
          <text:p text:style-name="P30"><text:span text:style-name="Strong_20_Emphasis">OVHcloudou ou Hostinger</text:span> : bon rapport qualité/prix.</text:p>
        </text:list-item>
        <text:list-item text:style-override="L5">
          <text:p text:style-name="P30"><text:span text:style-name="Strong_20_Emphasis">Scaleway</text:span> : bonne scalabilité et simplicité.</text:p>
        </text:list-item>
        <text:list-item text:style-override="L5">
          <text:p text:style-name="P30"><text:span text:style-name="Strong_20_Emphasis">DigitalOcean</text:span> ou <text:span text:style-name="Strong_20_Emphasis">Heroku</text:span> : pour un déploiement rapide et flexible.</text:p>
        </text:list-item>
        <text:list-item text:style-override="L6">
          <text:p text:style-name="P31">Choisir un plan qui offre au moins :</text:p>
        </text:list-item>
        <text:list-item text:style-override="L7">
          <text:p text:style-name="P32">Un serveur <text:s/>avec Node.js installé.</text:p>
        </text:list-item>
        <text:list-item text:style-override="L7">
          <text:p text:style-name="P32">Base de données (ex : PostgreSQL ou MySQL).</text:p>
        </text:list-item>
        <text:list-item text:style-override="L7">
          <text:p text:style-name="P32">Certificat SSL pour sécuriser les échanges (HTTPS obligatoire).</text:p>
        </text:list-item>
        <text:list-item text:style-override="L7">
          <text:p text:style-name="P32">Sauvegardes automatiques.</text:p>
        </text:list-item>
        <text:list-item text:style-override="L8">
          <text:p text:style-name="P33"><text:soft-page-break/>Prévoir la possibilité d’évoluer selon la croissance (scalabilité).</text:p>
          <text:p text:style-name="P54"/>
        </text:list-item>
        <text:list-item>
          <text:p text:style-name="P57"><text:span text:style-name="T1">Adresses e-mail.<text:line-break/></text:span>Utiliser une solution professionnelle liée au domaine, par exemple :</text:p>
        </text:list-item>
        <text:list-item text:style-override="L9">
          <text:p text:style-name="P34">contact@quenta.print.com pour le service client.</text:p>
        </text:list-item>
        <text:list-item text:style-override="L9">
          <text:p text:style-name="P34">commandes@quenta.print.com pour la gestion des commandes.</text:p>
        </text:list-item>
        <text:list-item text:style-override="L9">
          <text:p text:style-name="P34">support@quenta.print.com pour l’assistance technique.</text:p>
          <text:p text:style-name="P54"><text:line-break/></text:p>
        </text:list-item>
      </text:list>
      <text:p text:style-name="P12"/>
      <text:p text:style-name="P13"/>
      <text:list xml:id="list1963804909" text:continue-list="list661823168" text:style-name="WWNum3">
        <text:list-item>
          <text:p text:style-name="P23"><text:bookmark text:name="_n56najuvb5ys"/>Accessibilité<text:line-break/></text:p>
        </text:list-item>
      </text:list>
      <text:list xml:id="list106663321235133009" text:style-name="WWNum1">
        <text:list-item>
          <text:p text:style-name="P55">Compatibilité navigateur.</text:p>
          <text:p text:style-name="P43">L’application doit être compatible avec les navigateurs modernes et les plus utilisés, notamment :</text:p>
        </text:list-item>
        <text:list-item text:style-override="L10">
          <text:p text:style-name="P35"><text:span text:style-name="Strong_20_Emphasis">Google Chrome</text:span> (dernères versions)</text:p>
        </text:list-item>
        <text:list-item text:style-override="L10">
          <text:p text:style-name="P35"><text:span text:style-name="Strong_20_Emphasis">Mozilla Firefox</text:span></text:p>
        </text:list-item>
        <text:list-item text:style-override="L10">
          <text:p text:style-name="P35"><text:span text:style-name="Strong_20_Emphasis">Microsoft Edge</text:span></text:p>
        </text:list-item>
        <text:list-item text:style-override="L10">
          <text:p text:style-name="P35"><text:span text:style-name="Strong_20_Emphasis">Safari</text:span> (MacOS et iOS)</text:p>
          <text:p text:style-name="P60"/>
        </text:list-item>
        <text:list-item>
          <text:p text:style-name="P58"><text:soft-page-break/><text:span text:style-name="T1">Types d’appareils.<text:line-break/></text:span>L’application doit être <text:span text:style-name="Strong_20_Emphasis">responsive</text:span> et fonctionner parfaitement sur :</text:p>
        </text:list-item>
        <text:list-item text:style-override="L11">
          <text:p text:style-name="P36"><text:span text:style-name="Strong_20_Emphasis">Ordinateurs de bureau</text:span> (écrans larges)</text:p>
        </text:list-item>
        <text:list-item text:style-override="L11">
          <text:p text:style-name="P36"><text:span text:style-name="Strong_20_Emphasis">Tablettes</text:span> (iPad, Android)</text:p>
        </text:list-item>
        <text:list-item text:style-override="L11">
          <text:p text:style-name="P36"><text:span text:style-name="Strong_20_Emphasis">Smartphones</text:span> (iOS, Android)</text:p>
          <text:p text:style-name="P55"/>
        </text:list-item>
      </text:list>
      <text:p text:style-name="P3"/>
      <text:p text:style-name="P3"/>
      <text:list xml:id="list1861316802" text:continue-list="list1963804909" text:style-name="WWNum3">
        <text:list-item>
          <text:p text:style-name="P23"><text:bookmark text:name="_l80x4g9stizp"/>Recommandations en termes de sécurité<text:line-break/></text:p>
        </text:list-item>
      </text:list>
      <text:p text:style-name="P16">Accès aux comptes, plugins…</text:p>
      <text:p text:style-name="P15"><text:span text:style-name="Strong_20_Emphasis">Authentification sécurisée</text:span> : mise en place d’un système d’authentification avec mots de passe hashés (ex : bcrypt).</text:p>
      <text:list xml:id="list7670340717084921786" text:style-name="L12">
        <text:list-item>
          <text:p text:style-name="P37"><text:span text:style-name="Strong_20_Emphasis">Gestion des sessions</text:span> : utilisation de tokens JWT sécurisés ou sessions avec cookies HTTPOnly et Secure pour éviter les attaques </text:p>
        </text:list-item>
        <text:list-item>
          <text:p text:style-name="P37"><text:span text:style-name="Strong_20_Emphasis">Politique de mot de passe</text:span> : imposer une complexité minimale (longueur, caractères spéciaux) et prévoir une procédure de réinitialisation sécurisée.</text:p>
        </text:list-item>
        <text:list-item>
          <text:p text:style-name="P37"><text:span text:style-name="Strong_20_Emphasis">Limitation des tentatives de connexion</text:span> : protection contre les attaques par force brute via blocage temporaire </text:p>
        </text:list-item>
      </text:list>
      <text:p text:style-name="P16"><text:line-break/></text:p>
      <text:p text:style-name="P4"><text:line-break/></text:p>
      <text:list xml:id="list1140678517" text:continue-list="list1861316802" text:style-name="WWNum3">
        <text:list-item>
          <text:p text:style-name="P23"><text:bookmark text:name="_vbbknpfyus5o"/><text:soft-page-break/><text:span text:style-name="T3">Maintenance du site et futures mises à jour</text:span><text:span text:style-name="T4"><text:line-break/></text:span></text:p>
        </text:list-item>
      </text:list>
      <text:list xml:id="list4299880776272218643" text:style-name="WWNum2">
        <text:list-item>
          <text:p text:style-name="P59"><text:span text:style-name="T1">Grandes lignes du contrat de maintenance.<text:line-break/></text:span>1. Objectifs du contrat de maintenance</text:p>
        </text:list-item>
        <text:list-item text:style-override="L13">
          <text:p text:style-name="P38">Assurer la <text:span text:style-name="Strong_20_Emphasis">disponibilité et la stabilité</text:span> du site.</text:p>
        </text:list-item>
        <text:list-item text:style-override="L13">
          <text:p text:style-name="P38">Garantir la <text:span text:style-name="Strong_20_Emphasis">sécurité</text:span> par des mises à jour régulières (correctifs, patchs).</text:p>
        </text:list-item>
        <text:list-item text:style-override="L13">
          <text:p text:style-name="P38">Maintenir la <text:span text:style-name="Strong_20_Emphasis">compatibilité</text:span> avec les navigateurs et appareils évolutifs.</text:p>
        </text:list-item>
        <text:list-item text:style-override="L13">
          <text:p text:style-name="P38">Permettre l’<text:span text:style-name="Strong_20_Emphasis">évolution fonctionnelle</text:span> en intégrant de nouvelles fonctionnalités selon les besoins du client.</text:p>
        </text:list-item>
      </text:list>
      <text:p text:style-name="Horizontal_20_Line"/>
      <text:p text:style-name="P17">2. Types de maintenance inclus</text:p>
      <text:list xml:id="list2951336113682912668" text:style-name="L14">
        <text:list-item>
          <text:p text:style-name="P39"><text:span text:style-name="Strong_20_Emphasis">Maintenance corrective</text:span> : correction rapide des bugs et dysfonctionnements détectés.</text:p>
        </text:list-item>
        <text:list-item>
          <text:p text:style-name="P39"><text:span text:style-name="Strong_20_Emphasis">Maintenance évolutive</text:span> : ajout de fonctionnalités, amélioration de l’interface utilisateur, adaptation aux nouvelles exigences.</text:p>
        </text:list-item>
        <text:list-item>
          <text:p text:style-name="P39"><text:span text:style-name="Strong_20_Emphasis">Maintenance préventive</text:span> : mises à jour régulières des dépendances, du serveur, et surveillance de la sécurité.</text:p>
        </text:list-item>
      </text:list>
      <text:p text:style-name="Horizontal_20_Line"/>
      <text:p text:style-name="P17">3. Modalités pratiques</text:p>
      <text:list xml:id="list2458585539576177996" text:style-name="L15">
        <text:list-item>
          <text:p text:style-name="P40"><text:span text:style-name="Strong_20_Emphasis">Durée du contrat</text:span> : généralement 12 mois renouvelables.</text:p>
        </text:list-item>
        <text:list-item>
          <text:p text:style-name="P40"><text:span text:style-name="Strong_20_Emphasis">Disponibilité</text:span> : support technique disponible via email/ticket, avec un délai de réponse défini (ex : 48h).</text:p>
        </text:list-item>
        <text:list-item>
          <text:p text:style-name="P40"><text:span text:style-name="Strong_20_Emphasis">Fréquence des mises à jour</text:span> : au minimum une fois par trimestre pour les correctifs et sécurité.</text:p>
        </text:list-item>
        <text:list-item>
          <text:p text:style-name="P40"><text:span text:style-name="Strong_20_Emphasis">Sauvegardes</text:span> : planification et vérification régulière des backups.</text:p>
        </text:list-item>
        <text:list-item>
          <text:p text:style-name="P40"><text:soft-page-break/><text:span text:style-name="Strong_20_Emphasis">Reporting</text:span> : rapports périodiques sur l’état du site, interventions réalisées, et recommandations.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 " svg:font-family="Arial" style:font-family-generic="swiss"/>
    <style:font-face style:name="Noto Sans CJK JP Light" svg:font-family="'Noto Sans CJK JP Light'" style:font-family-generic="modern" style:font-pitch="fixed"/>
    <style:font-face style:name="Noto Sans Mono" svg:font-family="'Noto Sans Mono'" style:font-family-generic="modern" style:font-pitch="fixed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 Narrow" svg:font-family="'Arial Narrow'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size="15pt" fo:font-weight="bold" style:font-name-asian="Montserrat1" style:font-size-asian="15pt" style:font-weight-asian="bold" style:font-name-complex="Montserrat1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Montserrat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Noto Sans Mono" style:font-name-asian="Noto Sans CJK JP Light" style:font-name-complex="Noto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Unix OpenOffice.org_project/4115m2$Build-9813</meta:generator>
    <dc:date>2025-06-03T14:17:18</dc:date>
    <dc:creator>Mohamed boulyou </dc:creator>
    <meta:document-statistic meta:table-count="4" meta:image-count="0" meta:object-count="0" meta:page-count="9" meta:paragraph-count="131" meta:word-count="1139" meta:character-count="7510"/>
    <meta:editing-duration>PT1H6M23S</meta:editing-duration>
    <meta:editing-cycles>1</meta:editing-cycles>
  </office:meta>
</office:document-meta>
</file>